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6.828cm"/>
    </style:style>
    <style:style style:name="co5" style:family="table-column">
      <style:table-column-properties fo:break-before="auto" style:column-width="4.339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4.893cm"/>
    </style:style>
    <style:style style:name="co8" style:family="table-column">
      <style:table-column-properties fo:break-before="auto" style:column-width="4.948cm"/>
    </style:style>
    <style:style style:name="co9" style:family="table-column">
      <style:table-column-properties fo:break-before="auto" style:column-width="4.396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9.26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#ff8080" fo:wrap-option="wrap" fo:border="0.06pt solid #000000"/>
    </style:style>
    <style:style style:name="ce7" style:family="table-cell" style:parent-style-name="Default">
      <style:table-cell-properties fo:background-color="#dc2300" fo:wrap-option="wrap" fo:border="0.06pt solid #000000"/>
    </style:style>
    <style:style style:name="ce8" style:family="table-cell" style:parent-style-name="Default">
      <style:table-cell-properties fo:wrap-option="wrap"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fo:border="0.06pt solid #000000"/>
      <style:text-properties fo:font-style="normal" style:font-style-asian="normal" style:font-style-complex="normal"/>
    </style:style>
    <style:style style:name="ce10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style:font-name-asian="Droid Sans" style:font-name-complex="Free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4" table:number-columns-repeated="1013" table:default-cell-style-name="ce4"/>
        <table:table-row table:style-name="ro2">
          <table:table-cell table:style-name="ce1" office:value-type="string">
            <text:p>Tes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ttendu</text:p>
          </table:table-cell>
          <table:table-cell table:style-name="ce1" office:value-type="string">
            <text:p>TollBridge</text:p>
          </table:table-cell>
          <table:table-cell table:style-name="ce1" office:value-type="string">
            <text:p>MB Driver</text:p>
          </table:table-cell>
          <table:table-cell table:style-name="ce1" office:value-type="string">
            <text:p>ModbusPal</text:p>
          </table:table-cell>
          <table:table-cell table:style-name="ce1" office:value-type="string">
            <text:p>MB Logic</text:p>
          </table:table-cell>
          <table:table-cell table:style-name="ce1" office:value-type="string">
            <text:p>Modbus Tk</text:p>
          </table:table-cell>
          <table:table-cell table:style-name="ce1" office:value-type="string">
            <text:p>Libmodbus</text:p>
          </table:table-cell>
          <table:table-cell table:style-name="ce1" office:value-type="string">
            <text:p>Réel ANSSI</text:p>
          </table:table-cell>
          <table:table-cell table:style-name="ce1" office:value-type="string">
            <text:p>Commentaires</text:p>
          </table:table-cell>
          <table:table-cell table:number-columns-repeated="1013"/>
        </table:table-row>
        <table:table-row table:style-name="ro3">
          <table:table-cell table:style-name="ce2" table:number-columns-repeated="7"/>
          <table:table-cell table:style-name="ce8"/>
          <table:table-cell table:style-name="ce8" office:value-type="string">
            <text:p>Petit server ne testant que les fonctionnalités de la libmodbus</text:p>
          </table:table-cell>
          <table:table-cell table:style-name="ce8"/>
          <table:table-cell table:style-name="ce2"/>
          <table:table-cell table:style-name="ce10" table:number-columns-repeated="101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ad Coils Request : teste toutes les valeurs possibles du PDU</text:p>
          </table:table-cell>
          <table:table-cell office:value-type="string">
            <text:p>renvoie EC2 ou EC3 ou valeur</text:p>
          </table:table-cell>
          <table:table-cell table:style-name="ce5" office:value-type="string">
            <text:p>OK : EC2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OK : EC2</text:p>
          </table:table-cell>
          <table:table-cell table:style-name="ce5" office:value-type="string">
            <text:p>OK</text:p>
          </table:table-cell>
          <table:table-cell table:number-columns-repeated="2" table:style-name="ce5" office:value-type="string">
            <text:p>OK : EC3</text:p>
          </table:table-cell>
          <table:table-cell table:style-name="ce9"/>
          <table:table-cell table:number-columns-repeated="101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Write Single Coils Request : teste toutes les valeurs possibles du PDU</text:p>
          </table:table-cell>
          <table:table-cell office:value-type="string">
            <text:p>renvoie EC2 ou EC3 ou valeur</text:p>
          </table:table-cell>
          <table:table-cell table:style-name="ce5" office:value-type="string">
            <text:p>OK : EC2</text:p>
          </table:table-cell>
          <table:table-cell table:number-columns-repeated="3" table:style-name="ce5" office:value-type="string">
            <text:p>OK</text:p>
          </table:table-cell>
          <table:table-cell table:number-columns-repeated="2" table:style-name="ce5" office:value-type="string">
            <text:p>OK : EC2</text:p>
          </table:table-cell>
          <table:table-cell table:style-name="ce9"/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DU, transId toujours à 0</text:p>
          </table:table-cell>
          <table:table-cell office:value-type="string">
            <text:p>indifférent</text:p>
          </table:table-cell>
          <table:table-cell table:number-columns-repeated="6" table:style-name="ce5" office:value-type="string">
            <text:p>OK</text:p>
          </table:table-cell>
          <table:table-cell table:style-name="ce9"/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U, protoId différent de 0</text:p>
          </table:table-cell>
          <table:table-cell office:value-type="string">
            <text:p>non traité</text:p>
          </table:table-cell>
          <table:table-cell table:style-name="ce6" office:value-type="string">
            <text:p>KO : message traité</text:p>
          </table:table-cell>
          <table:table-cell table:style-name="ce5" office:value-type="string">
            <text:p>OK</text:p>
          </table:table-cell>
          <table:table-cell table:number-columns-repeated="4" table:style-name="ce6" office:value-type="string">
            <text:p>KO : message traité</text:p>
          </table:table-cell>
          <table:table-cell table:style-name="ce9"/>
          <table:table-cell office:value-type="string">
            <text:p>Non reconnu par Wireshark</text:p>
          </table:table-cell>
          <table:table-cell table:number-columns-repeated="1013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DU, unitId quelconque (dont &gt;247)</text:p>
          </table:table-cell>
          <table:table-cell office:value-type="string">
            <text:p>indifférent, les unitId compris entre 248 et 254 ne devraient pas être traités</text:p>
          </table:table-cell>
          <table:table-cell table:style-name="ce6" office:value-type="string">
            <text:p>KO : les unitId &gt; 247 sont également traités</text:p>
          </table:table-cell>
          <table:table-cell table:style-name="ce6" office:value-type="string">
            <text:p>KO : ne répond que si unitId est identique</text:p>
          </table:table-cell>
          <table:table-cell table:style-name="ce5" office:value-type="string">
            <text:p>OK : respecte le unitId (rôle de passerelle). Si unitId non définit, ne répond pas et garde la connexion ouverte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contrôle sur UnitID</text:p>
            <text:p>Message d'erreur erroné (payload = '8104')</text:p>
          </table:table-cell>
          <table:table-cell table:style-name="ce5" office:value-type="string">
            <text:p>OK</text:p>
          </table:table-cell>
          <table:table-cell table:style-name="ce9"/>
          <table:table-cell office:value-type="string">
            <text:p>utilisé pour du routage, devrait être à 255 en MB/TCP (sauf pour le cas particulier une passerelle)</text:p>
          </table:table-cell>
          <table:table-cell table:number-columns-repeated="1013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PDU, FC aléatoire (0-255)</text:p>
          </table:table-cell>
          <table:table-cell office:value-type="string">
            <text:p>Si FC défini, une EC &gt; 1</text:p>
            <text:p>Si FC non défini, EC = 1</text:p>
          </table:table-cell>
          <table:table-cell table:style-name="ce6" office:value-type="string">
            <text:p>KO : échec et fermeture connexion si FC non défini</text:p>
            <text:p>OK si FC défini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Java si FC &gt; 127 et ne répond jamais à la requête (bloque la connexion)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si FC &gt; 127 et ne répond jamais à la requête (bloque la connexion)</text:p>
          </table:table-cell>
          <table:table-cell table:style-name="ce5" office:value-type="string">
            <text:p>OK</text:p>
          </table:table-cell>
          <table:table-cell table:style-name="ce9"/>
          <table:table-cell table:number-columns-repeated="101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ultiple ADU dans une requête packet</text:p>
          </table:table-cell>
          <table:table-cell office:value-type="string">
            <text:p>1 seul ADU doit être transmis par Frame TCP</text:p>
            <text:p>Pas de traitement</text:p>
          </table:table-cell>
          <table:table-cell table:style-name="ce6" office:value-type="string">
            <text:p>KO : Les deux requêtes sont traitées séparément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Les deux requêtes sont traitées séparément</text:p>
          </table:table-cell>
          <table:table-cell table:style-name="ce5" office:value-type="string">
            <text:p>OK : retourne FC 80, EC1</text:p>
          </table:table-cell>
          <table:table-cell table:number-columns-repeated="2" table:style-name="ce6" office:value-type="string">
            <text:p>KO : Les deux requêtes sont traitées séparément</text:p>
          </table:table-cell>
          <table:table-cell table:style-name="ce9"/>
          <table:table-cell table:number-columns-repeated="101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ADU avec len incohérent (=0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7" office:value-type="string">
            <text:p>KO : Exception Java et ne répond jamais à la requête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0 veut dire sans unit id</text:p>
            <text:p>Non reconnu par wireshark</text:p>
          </table:table-cell>
          <table:table-cell table:number-columns-repeated="101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ADU avec len incohérent (=1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80, EC=1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1 veut dire sans PDU (donc sans FC)</text:p>
            <text:p><text:span text:style-name="T1">Non reconnu par wireshark</text:span></text:p>
          </table:table-cell>
          <table:table-cell table:number-columns-repeated="101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ADU avec len incohérent (&gt; taille réelle)</text:p>
          </table:table-cell>
          <table:table-cell office:value-type="string">
            <text:p>non traité</text:p>
          </table:table-cell>
          <table:table-cell table:style-name="ce6" office:value-type="string">
            <text:p>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1 et contenu</text:p>
          </table:table-cell>
          <table:table-cell table:style-name="ce5" office:value-type="string">
            <text:p>OK (time out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Reconnu packet incomplet par Wireshark</text:p>
          </table:table-cell>
          <table:table-cell table:number-columns-repeated="1013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ADU avec len incohérent (&lt; taille réelle)</text:p>
          </table:table-cell>
          <table:table-cell office:value-type="string">
            <text:p>non traité</text:p>
          </table:table-cell>
          <table:table-cell table:number-columns-repeated="2" table:style-name="ce5" office:value-type="string">
            <text:p>OK</text:p>
          </table:table-cell>
          <table:table-cell table:style-name="ce6" office:value-type="string">
            <text:p>KO : réponse avec FC=81, EC=3</text:p>
          </table:table-cell>
          <table:table-cell table:style-name="ce6" office:value-type="string">
            <text:p>KO : réponse avec FC=1 et contenu</text:p>
          </table:table-cell>
          <table:table-cell table:style-name="ce6" office:value-type="string">
            <text:p>KO : Message d'erreur erroné (payload = '8104')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Reconnu erroné par Wireshark</text:p>
          </table:table-cell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DU avec len incohérent (=0xFFFF)</text:p>
          </table:table-cell>
          <table:table-cell office:value-type="string">
            <text:p>non traité</text:p>
          </table:table-cell>
          <table:table-cell table:style-name="ce6" office:value-type="string">
            <text:p>KO : non traité, mais exception JAVA générée</text:p>
          </table:table-cell>
          <table:table-cell table:style-name="ce5" office:value-type="string">
            <text:p>OK</text:p>
          </table:table-cell>
          <table:table-cell table:style-name="ce7" office:value-type="string">
            <text:p>KO : Exception Java et ne répond jamais à la requête</text:p>
          </table:table-cell>
          <table:table-cell table:style-name="ce6" office:value-type="string">
            <text:p>KO : réponse avec FC=1 et contenu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réponse avec FC=1 et contenu</text:p>
          </table:table-cell>
          <table:table-cell table:style-name="ce9"/>
          <table:table-cell office:value-type="string">
            <text:p>0xFFFF : taille excessive (Max = 253)</text:p>
          </table:table-cell>
          <table:table-cell table:number-columns-repeated="101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Absence de PDU</text:p>
          </table:table-cell>
          <table:table-cell office:value-type="string">
            <text:p>non traité</text:p>
          </table:table-cell>
          <table:table-cell table:style-name="ce5" office:value-type="string">
            <text:p>OK</text:p>
          </table:table-cell>
          <table:table-cell table:style-name="ce6" office:value-type="string">
            <text:p>KO : réponse avec FC=81, EC=1</text:p>
          </table:table-cell>
          <table:table-cell table:style-name="ce6" office:value-type="string">
            <text:p>KO : réponse avec FC=80, EC=1</text:p>
          </table:table-cell>
          <table:table-cell table:style-name="ce5" office:value-type="string">
            <text:p>OK : retourne FC 80, EC1</text:p>
          </table:table-cell>
          <table:table-cell table:style-name="ce6" office:value-type="string">
            <text:p>KO : Message d'erreur erroné (payload = '8104')</text:p>
          </table:table-cell>
          <table:table-cell table:style-name="ce5" office:value-type="string">
            <text:p>OK (time out)</text:p>
          </table:table-cell>
          <table:table-cell table:style-name="ce9"/>
          <table:table-cell office:value-type="string">
            <text:p>Non reconnu par Wireshark</text:p>
          </table:table-cell>
          <table:table-cell table:number-columns-repeated="1013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DU, FC 15 Ecriture de N Short avec une adresse maximum (0xFFFF)</text:p>
          </table:table-cell>
          <table:table-cell table:style-name="ce4" office:value-type="string">
            <text:p>EC02 sans écriture des adresses correctes</text:p>
          </table:table-cell>
          <table:table-cell table:style-name="ce5" office:value-type="string">
            <text:p>OK : EC2</text:p>
          </table:table-cell>
          <table:table-cell table:number-columns-repeated="3" table:style-name="ce5" office:value-type="string">
            <text:p>OK</text:p>
          </table:table-cell>
          <table:table-cell table:number-columns-repeated="2" table:style-name="ce5" office:value-type="string">
            <text:p>OK : EC2</text:p>
          </table:table-cell>
          <table:table-cell table:style-name="ce9"/>
          <table:table-cell table:number-columns-repeated="101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PDU, FC05 Write undefined value</text:p>
          </table:table-cell>
          <table:table-cell office:value-type="string">
            <text:p>EC03</text:p>
          </table:table-cell>
          <table:table-cell table:style-name="ce6" office:value-type="string">
            <text:p>KO : Toute valeur différente de 0xFF00 vaut alors 0x0000 = interprétation de la valeur</text:p>
          </table:table-cell>
          <table:table-cell table:number-columns-repeated="3" table:style-name="ce5" office:value-type="string">
            <text:p>OK</text:p>
          </table:table-cell>
          <table:table-cell table:style-name="ce5" office:value-type="string">
            <text:p>OK : EC2</text:p>
          </table:table-cell>
          <table:table-cell table:style-name="ce5" office:value-type="string">
            <text:p>OK : EC3</text:p>
          </table:table-cell>
          <table:table-cell table:style-name="ce9"/>
          <table:table-cell office:value-type="string">
            <text:p>Un coil vaut 0x0000 ou 0xFF00 tout autre valeur est incorrecte.</text:p>
          </table:table-cell>
          <table:table-cell table:number-columns-repeated="101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DU, quantity à 0 (multiple FC)</text:p>
          </table:table-cell>
          <table:table-cell office:value-type="string">
            <text:p>EC02 ou EC3</text:p>
          </table:table-cell>
          <table:table-cell table:style-name="ce7" office:value-type="string">
            <text:p>KO : réponse correcte sans valeur</text:p>
          </table:table-cell>
          <table:table-cell table:style-name="ce5" office:value-type="string">
            <text:p>OK : EC2</text:p>
          </table:table-cell>
          <table:table-cell table:number-columns-repeated="4" table:style-name="ce5" office:value-type="string">
            <text:p>OK : EC3</text:p>
          </table:table-cell>
          <table:table-cell table:style-name="ce9"/>
          <table:table-cell table:number-columns-repeated="1014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PDU, quantity incohérent (multiple FC)</text:p>
          </table:table-cell>
          <table:table-cell office:value-type="string">
            <text:p>EC02 / EC3</text:p>
          </table:table-cell>
          <table:table-cell table:style-name="ce5" office:value-type="string">
            <text:p>OK : EC2</text:p>
          </table:table-cell>
          <table:table-cell table:style-name="ce6" office:value-type="string">
            <text:p>KO : non traité (pas de réponse)</text:p>
          </table:table-cell>
          <table:table-cell table:number-columns-repeated="3" table:style-name="ce5" office:value-type="string">
            <text:p>OK : EC3</text:p>
          </table:table-cell>
          <table:table-cell table:style-name="ce7" office:value-type="string">
            <text:p>KO : pas d'erreur (bit count comme référence)</text:p>
          </table:table-cell>
          <table:table-cell table:style-name="ce9"/>
          <table:table-cell office:value-type="string">
            <text:p>Devrait correspondre aux octets suivants</text:p>
          </table:table-cell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DU, FC 15 Ecriture de N Short avec une adresse de start valide (0xFFFF)</text:p>
          </table:table-cell>
          <table:table-cell table:style-name="ce4" office:value-type="string">
            <text:p>EC02/EC3 sans écriture des adresses correctes</text:p>
          </table:table-cell>
          <table:table-cell table:number-columns-repeated="6" table:style-name="ce5" office:value-type="string">
            <text:p>OK : EC2</text:p>
          </table:table-cell>
          <table:table-cell table:style-name="ce9"/>
          <table:table-cell office:value-type="string">
            <text:p>Vérifier les valeurs écrites avec un ./attack -m activeMonitoring (ou voir la valeur de retour de la response)</text:p>
          </table:table-cell>
          <table:table-cell table:number-columns-repeated="1013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FC23, vérifier le sens des actions (Write avant Read)</text:p>
          </table:table-cell>
          <table:table-cell table:number-columns-repeated="2"/>
          <table:table-cell table:style-name="ce5" table:number-columns-repeated="5"/>
          <table:table-cell table:number-columns-repeated="1015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2" table:style-name="ta1">
        <table:table-column table:style-name="co4" table:default-cell-style-name="Default"/>
        <table:table-row table:style-name="ro6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0:44:02</meta:creation-date>
    <dc:date>2014-08-14T11:19:17</dc:date>
    <meta:editing-duration>PT11H23M46S</meta:editing-duration>
    <meta:editing-cycles>48</meta:editing-cycles>
    <meta:generator>LibreOffice/3.5$Linux_X86_64 LibreOffice_project/350m1$Build-2</meta:generator>
    <meta:document-statistic meta:table-count="3" meta:cell-count="187" meta:object-count="0"/>
  </office:meta>
</office:document-meta>
</file>